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, Courier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List_20_Contents">
      <style:paragraph-properties fo:margin-left="0in" fo:margin-right="0in" style:line-height-at-least="0.2291in" fo:widows="1" fo:text-indent="0in" style:auto-text-indent="false" fo:padding-left="0.0417in" fo:padding-right="0.0417in" fo:padding-top="0.0193in" fo:padding-bottom="0.0193in" fo:border="0.06pt solid #dddddd"/>
      <style:text-properties style:font-name="Times New Roman" fo:font-size="14pt" style:font-size-asian="14pt" style:font-size-complex="14pt"/>
    </style:style>
    <style:style style:name="P2" style:family="paragraph" style:parent-style-name="List_20_Contents">
      <style:paragraph-properties fo:margin-left="0in" fo:margin-right="0in" fo:margin-top="0in" fo:margin-bottom="0.1965in" style:line-height-at-least="0.2291in" fo:widows="1" fo:text-indent="0in" style:auto-text-indent="false" fo:padding-left="0.0417in" fo:padding-right="0.0417in" fo:padding-top="0.0193in" fo:padding-bottom="0.0193in" fo:border="0.06pt solid #dddddd"/>
      <style:text-properties style:font-name="Times New Roman" fo:font-size="14pt" style:font-size-asian="14pt" style:font-size-complex="14pt"/>
    </style:style>
    <style:style style:name="P3" style:family="paragraph" style:parent-style-name="List_20_Heading">
      <style:paragraph-properties fo:margin-left="0in" fo:margin-right="0in" style:line-height-at-least="0.2291in" fo:widows="1" fo:text-indent="0in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List_20_Heading">
      <style:paragraph-properties style:line-height-at-least="0.2291in" fo:widows="1"/>
      <style:text-properties style:font-name="Times New Roman" fo:font-size="14pt" style:font-size-asian="14pt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0in" fo:margin-top="0in" fo:margin-bottom="0in" fo:text-indent="0.4917in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margin-top="0in" fo:margin-bottom="0in"/>
      <style:text-properties fo:font-size="14pt" style:font-size-asian="14pt" style:font-size-complex="14pt"/>
    </style:style>
    <style:style style:name="P8" style:family="paragraph" style:parent-style-name="Standard">
      <style:paragraph-properties fo:margin-left="0.4917in" fo:margin-right="0in" fo:margin-top="0in" fo:margin-bottom="0in" fo:text-indent="0in" style:auto-text-indent="false"/>
      <style:text-properties fo:font-size="14pt" style:font-size-asian="14pt" style:font-size-complex="14pt"/>
    </style:style>
    <style:style style:name="P9" style:family="paragraph" style:parent-style-name="List_20_Contents">
      <style:paragraph-properties fo:margin-left="0in" fo:margin-right="0in" style:line-height-at-least="0.2291in" fo:widows="1" fo:text-indent="0in" style:auto-text-indent="false" fo:padding-left="0.0417in" fo:padding-right="0.0417in" fo:padding-top="0.0193in" fo:padding-bottom="0.0193in" fo:border="0.06pt solid #dddddd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0" style:family="paragraph" style:parent-style-name="List_20_Contents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fo:color="#000000" style:text-line-through-style="none" style:font-name="Times New Roman" fo:font-size="32pt" fo:letter-spacing="normal" fo:language="zxx" fo:country="none" fo:font-style="normal" style:text-underline-style="none" fo:font-weight="bold" style:text-blinking="false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text-line-through-style="none" style:font-name="Times New Roman" fo:font-size="32pt" fo:letter-spacing="normal" fo:language="uk" fo:country="UA" fo:font-style="normal" style:text-underline-style="none" fo:font-weight="bold" style:text-blinking="false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3" style:family="text">
      <style:text-properties fo:font-variant="normal" fo:text-transform="none" fo:color="#000000" style:text-line-through-style="none" style:font-name="Times New Roman" fo:font-size="14pt" fo:letter-spacing="normal" fo:language="zxx" fo:country="none" fo:font-style="normal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" style:family="text">
      <style:text-properties fo:font-variant="normal" fo:text-transform="none" fo:color="#000000" style:text-line-through-style="none" style:font-name="Times New Roman" fo:font-size="14pt" fo:letter-spacing="normal" fo:language="en" fo:country="none" fo:font-style="italic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5" style:family="text">
      <style:text-properties fo:font-variant="normal" fo:text-transform="none" fo:color="#000000" style:text-line-through-style="none" style:font-name="Times New Roman" fo:font-size="14pt" fo:letter-spacing="normal" fo:language="uk" fo:country="UA" fo:font-style="normal" style:text-underline-style="none" fo:font-weight="bold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6" style:family="text">
      <style:text-properties fo:font-variant="normal" fo:text-transform="none" fo:color="#000000" style:text-line-through-style="none" style:font-name="Times New Roman" fo:letter-spacing="normal" fo:language="zxx" fo:country="none" fo:font-style="normal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/>
    </style:style>
    <style:style style:name="T8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000000" fo:letter-spacing="normal" fo:font-style="normal" fo:font-weight="bold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variant="normal" fo:text-transform="none" fo:color="#000000" fo:letter-spacing="normal" fo:font-style="italic" fo:font-weight="normal"/>
    </style:style>
    <style:style style:name="T12" style:family="text">
      <style:text-properties fo:font-variant="normal" fo:text-transform="none" fo:color="#000000" fo:letter-spacing="normal" fo:language="en" fo:country="none" fo:font-style="italic" fo:font-weight="normal"/>
    </style:style>
    <style:style style:name="T13" style:family="text">
      <style:text-properties fo:language="uk" fo:country="UA"/>
    </style:style>
    <style:style style:name="T14" style:family="text">
      <style:text-properties fo:language="uk" fo:country="UA" fo:font-weight="bold" style:font-weight-asian="bold"/>
    </style:style>
    <style:style style:name="T15" style:family="text">
      <style:text-properties fo:language="uk" fo:country="UA" fo:font-style="italic" fo:font-weight="bold" style:font-style-asian="italic" style:font-weight-asian="bold"/>
    </style:style>
    <style:style style:name="T16" style:family="text">
      <style:text-properties fo:language="uk" fo:country="UA" fo:font-style="italic" style:font-style-asian="italic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fo:font-style="italic" style:font-style-asian="italic"/>
    </style:style>
    <style:style style:name="T19" style:family="text">
      <style:text-properties fo:language="en" fo:country="US" fo:font-style="italic" fo:font-weight="bold" style:font-style-asian="italic" style:font-weight-asian="bold"/>
    </style:style>
    <style:style style:name="T20" style:family="text">
      <style:text-properties fo:language="en" fo:country="US"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6.3 </text:span><text:span text:style-name="T5">Одиночне успадкування. <text:s/></text:span></text:p>
      <text:p text:style-name="P6"><text:span text:style-name="T13">В основі механізму, що дозволяє створювати ієрархії класів, лежить принцип успадкування. Клас, що лежить в основі ієрархії, називається базовим. Класи, що успадковують властивості базового класу, називаються похідними. Похідні класи, у свою чергу, можуть бути базовими стосовно своїх спадкоємців, що в результаті приводить до ланцюжка успадкування. З одного базового класу можна вивести декілька похідних. Крім того, похідний клас може бути спадкоємцем декількох базових класів.</text:span></text:p>
      <text:p text:style-name="P7"><text:span text:style-name="T13">Успадкування буває одиночним і множинним. При одиночному успадкуванні в кожного похідного класу є лише один базовий клас, а при множинному — декілька.</text:span></text:p>
      <text:p text:style-name="P6"><text:span text:style-name="T13">Усі члени базового класу автоматично стають членами похідного. Керуючись оголошенням похідного класу, компілятор ніби збирає його з різних частин — спочатку він бере усі властивості базового класу, а потім додає до них нові функціональні можливості похідного.</text:span></text:p>
      <text:p text:style-name="P7"><text:span text:style-name="T13">Для цього використовується наступна синтаксична конструкція.</text:span></text:p>
      <text:p text:style-name="P8"><text:span text:style-name="T15">class ім'я_похідного_класу:специфікатор_доступу ім'я_базового_класу</text:span></text:p>
      <text:p text:style-name="P8"><text:span text:style-name="T15">{ // тіло класу };</text:span></text:p>
      <text:p text:style-name="P7"><text:span text:style-name="T16">Хоча всі члени базового класу автоматично стають членами похідного класу, однак доступ до цих членів визначається видом успадкування. У залежності від специфікатора доступу, зазначеного при оголошенні похідного класу, розрізняють відкрите, закрите і захищене успадкування. За замовчуванням використовується</text:span></text:p>
      <text:p text:style-name="P7"><text:span text:style-name="T16">закрите успадкування (специфікатор private). </text:span></text:p>
      <text:p text:style-name="P6"><text:span text:style-name="T17">Множинне успадкування</text:span></text:p>
      <text:p text:style-name="P6"><text:span text:style-name="T18">У похідного класу може бути декілька базових. У цьому випадку члени базових класів стають членами похідного.</text:span></text:p>
      <text:p text:style-name="P6"><text:span text:style-name="T19">class</text:span><text:span text:style-name="T17"> ім'я_похідного_класу:</text:span></text:p>
      <text:p text:style-name="P6"><text:span text:style-name="T17"><text:s/>специфікатор_доступу ім'я_базового_класу1,</text:span></text:p>
      <text:p text:style-name="P6"><text:span text:style-name="T17"><text:s/>...,</text:span></text:p>
      <text:p text:style-name="P6"><text:span text:style-name="T17"><text:s/>специфікатор_доступу ім'я_базового_класса</text:span></text:p>
      <text:p text:style-name="P6"><text:span text:style-name="T17">{ </text:span><text:span text:style-name="T19">// тіло класу };</text:span></text:p>
      <text:p text:style-name="P7"><text:span text:style-name="T16">Для вирішення проблеми доступу ( class A, class B : A, class C:A, class D: B,C</text:span><text:span text:style-name="T20"> )</text:span><text:span text:style-name="T16"> використовується оператор « </text:span><text:span text:style-name="T15">:: </text:span><text:span text:style-name="T16">»або віртуальне успадковування. В останньому випадку вирішується проблема з надлишковим виділенням пам’яті.</text:span></text:p>
      <text:p text:style-name="P6"><text:span text:style-name="T14">Типи за специфікатором доступу.</text:span></text:p>
      <text:p text:style-name="P6"><text:span text:style-name="T16">Успадкування буває публічним, захищеним і приватним. При </text:span><text:span text:style-name="T15">публічному успадкуванні</text:span><text:span text:style-name="T16">, публічні і захищені члени базового класу зберігають свій статус, а до приватних не можуть звертатися навіть функції-члени нащадка. </text:span><text:span text:style-name="T15">Захищене успадкування</text:span><text:span text:style-name="T16"> відрізняється тим, що при нім публічні члени базового класу є захищеними членами нащадка. При </text:span><text:span text:style-name="T15">приватному успадкуванні</text:span><text:span text:style-name="T16">, до жодного члена базового класу навіть функції-члени нащадка права звертатися не мають. Як правило, публічне успадкування зустрічається значно частіше за інші.</text:span></text:p>
      <text:p text:style-name="P5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, Courier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2:49:11</dc:date>
    <dc:creator>mark </dc:creator>
    <meta:editing-duration>PT3S</meta:editing-duration>
    <meta:editing-cycles>31</meta:editing-cycles>
    <meta:document-statistic meta:table-count="0" meta:image-count="0" meta:object-count="0" meta:page-count="1" meta:paragraph-count="19" meta:word-count="312" meta:character-count="2438" meta:non-whitespace-character-count="2139"/>
  </office:meta>
</office:document-meta>
</file>